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Wingdings" style:font-name-asian="Wingdings" style:font-name-complex="Wingdings"/>
    </style:style>
    <style:style style:name="T3" style:parent-style-name="Absatz-Standardschriftart" style:family="text">
      <style:text-properties style:font-name="Wingdings" style:font-name-asian="Wingdings" style:font-name-complex="Wingdings"/>
    </style:style>
    <style:style style:name="T4" style:parent-style-name="Absatz-Standardschriftart" style:family="text">
      <style:text-properties style:font-name="Wingdings" style:font-name-asian="Wingdings" style:font-name-complex="Wingdings"/>
    </style:style>
    <style:style style:name="T5" style:parent-style-name="Absatz-Standardschriftart" style:family="text">
      <style:text-properties style:font-name="Wingdings" style:font-name-asian="Wingdings" style:font-name-complex="Wingdings"/>
    </style:style>
    <style:style style:name="T6" style:parent-style-name="Absatz-Standardschriftart" style:family="text">
      <style:text-properties style:font-name="Wingdings" style:font-name-asian="Wingdings" style:font-name-complex="Wingdings"/>
    </style:style>
    <style:style style:name="T7" style:parent-style-name="Absatz-Standardschriftart" style:family="text">
      <style:text-properties style:font-name="Wingdings" style:font-name-asian="Wingdings" style:font-name-complex="Wingdings"/>
    </style:style>
    <style:style style:name="T8" style:parent-style-name="Absatz-Standardschriftart" style:family="text">
      <style:text-properties style:font-name="Wingdings" style:font-name-asian="Wingdings" style:font-name-complex="Wingdings"/>
    </style:style>
    <style:style style:name="T9" style:parent-style-name="Absatz-Standardschriftart" style:family="text">
      <style:text-properties style:font-name="Wingdings" style:font-name-asian="Wingdings" style:font-name-complex="Wingdings"/>
    </style:style>
    <style:style style:name="T10" style:parent-style-name="Absatz-Standardschriftart" style:family="text">
      <style:text-properties style:font-name="Wingdings" style:font-name-asian="Wingdings" style:font-name-complex="Wingdings"/>
    </style:style>
    <style:style style:name="T11" style:parent-style-name="Absatz-Standardschriftar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Vorschlag für Gliederung</text:p>
      <text:p text:style-name="Standard"/>
      <text:p text:style-name="Standard"><text:s text:c="4"/>Titelfolie mit Projektnamen, Namen der Teammitglieder (1 Folie)<text:span text:style-name="T2"></text:span></text:p>
      <text:p text:style-name="Standard"><text:s text:c="4"/>Beschreibung des Vorhabens mit dem Ziel Interesse zu wecken</text:p>
      <text:p text:style-name="Standard"><text:s text:c="4"/>(1 Folie, etwa 300<text:s/>Zeichen Text)<text:span text:style-name="T3"></text:span></text:p>
      <text:p text:style-name="Standard"><text:s text:c="4"/>Bilder der Einzelszenen aus Storyboard<text:span text:style-name="T4"></text:span></text:p>
      <text:p text:style-name="Standard"><text:s text:c="8"/>Auflistung, welche Objekte notwendig sind<text:span text:style-name="T5"></text:span></text:p>
      <text:p text:style-name="Standard"><text:s text:c="8"/>Auflistung, welche Animationen<text:span text:style-name="T6"></text:span></text:p>
      <text:p text:style-name="Standard"><text:s text:c="8"/>Auflistung, welche Szenen<text:span text:style-name="T7"></text:span></text:p>
      <text:p text:style-name="Standard"><text:s text:c="8"/>Auflistung, welche Shots</text:p>
      <text:p text:style-name="Standard"><text:s text:c="4"/>Zeitplanung (wer macht was in welcher Woche?)<text:span text:style-name="T8"></text:span></text:p>
      <text:p text:style-name="Standard"><text:s text:c="4"/>Wer übernimmt welche Objekte, wer welche Animationen, wer welche Szenen?<text:span text:style-name="T9"></text:span></text:p>
      <text:p text:style-name="Standard"><text:s text:c="4"/>Wo liegt das größte Risiko?<text:span text:style-name="T10"></text:span></text:p>
      <text:p text:style-name="Standard"><text:s text:c="8"/>Wie sieht die Notlösung aus?<text:span text:style-name="T11">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7in" fo:margin-left="1.3784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velina</meta:initial-creator>
    <dc:creator>Ömer Noyan</dc:creator>
    <meta:creation-date>2015-11-15T22:13:00Z</meta:creation-date>
    <dc:date>2015-11-20T14:08:00Z</dc:date>
    <meta:template xlink:href="Normal" xlink:type="simple"/>
    <meta:editing-cycles>3</meta:editing-cycles>
    <meta:editing-duration>PT0S</meta:editing-duration>
    <meta:document-statistic meta:page-count="1" meta:paragraph-count="1" meta:word-count="82" meta:character-count="599" meta:row-count="4" meta:non-whitespace-character-count="518"/>
  </office:meta>
</office:document-meta>
</file>